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5772A2B3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9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77cm" svg:height="6.3cm" svg:x="0.114cm" svg:y="0.232cm">
          <draw:image xlink:href="Pictures/100002010000016F0000015772A2B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32cm" fo:text-indent="0cm"/>
      <style:text-properties fo:font-size="9.3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98cm" fo:text-indent="0cm"/>
      <style:text-properties fo:font-size="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66cm" fo:text-indent="0cm"/>
      <style:text-properties fo:font-size="6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2cm" fo:text-indent="0cm"/>
      <style:text-properties fo:font-size="6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2cm" fo:text-indent="0cm"/>
      <style:text-properties fo:font-size="6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2cm" fo:text-indent="0cm"/>
      <style:text-properties fo:font-size="6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2cm" fo:text-indent="0cm"/>
      <style:text-properties fo:font-size="6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2cm" fo:text-indent="0cm"/>
      <style:text-properties fo:font-size="6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.699999809265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6.299cm" svg:height="1.169cm" svg:x="0.349cm" svg:y="0.278cm" presentation:class="title" presentation:placeholder="true">
        <draw:text-box/>
      </draw:frame>
      <draw:frame presentation:style-name="Default-outline1" draw:layer="backgroundobjects" svg:width="6.299cm" svg:height="4.06cm" svg:x="0.349cm" svg:y="1.637cm" presentation:class="outline" presentation:placeholder="true">
        <draw:text-box/>
      </draw:frame>
      <draw:frame presentation:style-name="Mpr1" draw:text-style-name="MP1" draw:layer="backgroundobjects" svg:width="1.63cm" svg:height="0.483cm" svg:x="0.34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.218cm" svg:height="0.483cm" svg:x="2.39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63cm" svg:height="0.483cm" svg:x="5.018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22:29:23.947047171</meta:creation-date>
    <dc:date>2019-03-02T02:56:43.392940310</dc:date>
    <meta:editing-duration>PT4H14M10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